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4.6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076512218" calcext:value-type="float">
            <text:p>1,076512218</text:p>
          </table:table-cell>
          <table:table-cell office:value-type="float" office:value="0.5964669585" calcext:value-type="float">
            <text:p>0,5964669585</text:p>
          </table:table-cell>
          <table:table-cell office:value-type="float" office:value="0.0006315523642" calcext:value-type="float">
            <text:p>0,0006315524</text:p>
          </table:table-cell>
          <table:table-cell office:value-type="float" office:value="0.00001578880801" calcext:value-type="float">
            <text:p>1,578880801E-00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569" calcext:value-type="float">
            <text:p>32569</text:p>
          </table:table-cell>
          <table:table-cell office:value-type="float" office:value="1.16462636" calcext:value-type="float">
            <text:p>1,16462636</text:p>
          </table:table-cell>
          <table:table-cell office:value-type="float" office:value="0.5974280834" calcext:value-type="float">
            <text:p>0,5974280834</text:p>
          </table:table-cell>
          <table:table-cell office:value-type="float" office:value="0.000315318146" calcext:value-type="float">
            <text:p>0,0003153181</text:p>
          </table:table-cell>
          <table:table-cell office:value-type="float" office:value="0.00001576590694" calcext:value-type="float">
            <text:p>1,576590694E-0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06" calcext:value-type="float">
            <text:p>32606</text:p>
          </table:table-cell>
          <table:table-cell office:value-type="float" office:value="1.06118083" calcext:value-type="float">
            <text:p>1,06118083</text:p>
          </table:table-cell>
          <table:table-cell office:value-type="float" office:value="0.5980971456" calcext:value-type="float">
            <text:p>0,5980971456</text:p>
          </table:table-cell>
          <table:table-cell office:value-type="float" office:value="0.0002519645495" calcext:value-type="float">
            <text:p>0,0002519645</text:p>
          </table:table-cell>
          <table:table-cell office:value-type="float" office:value="0.00001574778435" calcext:value-type="float">
            <text:p>1,574778435E-00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635" calcext:value-type="float">
            <text:p>32635</text:p>
          </table:table-cell>
          <table:table-cell office:value-type="float" office:value="1.022284865" calcext:value-type="float">
            <text:p>1,022284865</text:p>
          </table:table-cell>
          <table:table-cell office:value-type="float" office:value="0.5988118052" calcext:value-type="float">
            <text:p>0,5988118052</text:p>
          </table:table-cell>
          <table:table-cell office:value-type="float" office:value="0.0004248288751" calcext:value-type="float">
            <text:p>0,0004248289</text:p>
          </table:table-cell>
          <table:table-cell office:value-type="float" office:value="0.00001573440386" calcext:value-type="float">
            <text:p>1,573440386E-00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680" calcext:value-type="float">
            <text:p>32680</text:p>
          </table:table-cell>
          <table:table-cell office:value-type="float" office:value="1.01139164" calcext:value-type="float">
            <text:p>1,01139164</text:p>
          </table:table-cell>
          <table:table-cell office:value-type="float" office:value="0.5974081755" calcext:value-type="float">
            <text:p>0,5974081755</text:p>
          </table:table-cell>
          <table:table-cell office:value-type="float" office:value="0.0001414115977" calcext:value-type="float">
            <text:p>0,0001414116</text:p>
          </table:table-cell>
          <table:table-cell office:value-type="float" office:value="0.00001571239955" calcext:value-type="float">
            <text:p>1,571239955E-00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717" calcext:value-type="float">
            <text:p>32717</text:p>
          </table:table-cell>
          <table:table-cell office:value-type="float" office:value="1.17020762" calcext:value-type="float">
            <text:p>1,17020762</text:p>
          </table:table-cell>
          <table:table-cell office:value-type="float" office:value="0.5983162522" calcext:value-type="float">
            <text:p>0,5983162522</text:p>
          </table:table-cell>
          <table:table-cell office:value-type="float" office:value="0.0001412584534" calcext:value-type="float">
            <text:p>0,0001412585</text:p>
          </table:table-cell>
          <table:table-cell office:value-type="float" office:value="0.00001569538472" calcext:value-type="float">
            <text:p>1,569538472E-00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736" calcext:value-type="float">
            <text:p>32736</text:p>
          </table:table-cell>
          <table:table-cell office:value-type="float" office:value="1.053162098" calcext:value-type="float">
            <text:p>1,053162098</text:p>
          </table:table-cell>
          <table:table-cell office:value-type="float" office:value="0.5990896821" calcext:value-type="float">
            <text:p>0,5990896821</text:p>
          </table:table-cell>
          <table:table-cell office:value-type="float" office:value="0.000360795646" calcext:value-type="float">
            <text:p>0,0003607956</text:p>
          </table:table-cell>
          <table:table-cell office:value-type="float" office:value="0.00001568676635" calcext:value-type="float">
            <text:p>1,568676635E-00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778" calcext:value-type="float">
            <text:p>32778</text:p>
          </table:table-cell>
          <table:table-cell office:value-type="float" office:value="1.066687703" calcext:value-type="float">
            <text:p>1,066687703</text:p>
          </table:table-cell>
          <table:table-cell office:value-type="float" office:value="0.5990768671" calcext:value-type="float">
            <text:p>0,5990768671</text:p>
          </table:table-cell>
          <table:table-cell office:value-type="float" office:value="0.0004073319724" calcext:value-type="float">
            <text:p>0,000407332</text:p>
          </table:table-cell>
          <table:table-cell office:value-type="float" office:value="0.00001566661376" calcext:value-type="float">
            <text:p>1,566661376E-00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821" calcext:value-type="float">
            <text:p>32821</text:p>
          </table:table-cell>
          <table:table-cell office:value-type="float" office:value="1.16040194" calcext:value-type="float">
            <text:p>1,16040194</text:p>
          </table:table-cell>
          <table:table-cell office:value-type="float" office:value="0.5988097191" calcext:value-type="float">
            <text:p>0,5988097191</text:p>
          </table:table-cell>
          <table:table-cell office:value-type="float" office:value="0.000578911975" calcext:value-type="float">
            <text:p>0,000578912</text:p>
          </table:table-cell>
          <table:table-cell office:value-type="float" office:value="0.00001564626837" calcext:value-type="float">
            <text:p>1,564626837E-00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964" calcext:value-type="float">
            <text:p>32964</text:p>
          </table:table-cell>
          <table:table-cell office:value-type="float" office:value="1.019613862" calcext:value-type="float">
            <text:p>1,019613862</text:p>
          </table:table-cell>
          <table:table-cell office:value-type="float" office:value="0.5997502208" calcext:value-type="float">
            <text:p>0,5997502208</text:p>
          </table:table-cell>
          <table:table-cell office:value-type="float" office:value="0.0003739715903" calcext:value-type="float">
            <text:p>0,0003739716</text:p>
          </table:table-cell>
          <table:table-cell office:value-type="float" office:value="0.00001558214899" calcext:value-type="float">
            <text:p>1,558214899E-005</text:p>
          </table:table-cell>
          <table:table-cell/>
        </table:table-row>
        <table:table-row table:style-name="ro2">
          <table:table-cell table:number-columns-repeated="2"/>
          <table:table-cell table:formula="of:=AVERAGE([.C2:.C11])" office:value-type="float" office:value="1.0806069136" calcext:value-type="float">
            <text:p>1,0806069136</text:p>
          </table:table-cell>
          <table:table-cell table:formula="of:=AVERAGE([.D2:.D11])" office:value-type="float" office:value="0.59832549095" calcext:value-type="float">
            <text:p>0,598325491</text:p>
          </table:table-cell>
          <table:table-cell table:formula="of:=AVERAGE([.E2:.E11])" office:value-type="float" office:value="0.00036273451696" calcext:value-type="float">
            <text:p>0,0003627345</text:p>
          </table:table-cell>
          <table:table-cell table:formula="of:=AVERAGE([.F2:.F11])" office:value-type="float" office:value="0.00001570264849" calcext:value-type="float">
            <text:p>1,570264849E-005</text:p>
          </table:table-cell>
          <table:table-cell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7:50:19.618880657</meta:creation-date>
    <dc:date>2014-01-27T17:53:53.388561734</dc:date>
    <meta:editing-duration>PT1M21S</meta:editing-duration>
    <meta:editing-cycles>2</meta:editing-cycles>
    <meta:generator>LibreOffice/4.1.4.2$Linux_X86_64 LibreOffice_project/410m0$Build-2</meta:generator>
    <meta:document-statistic meta:table-count="1" meta:cell-count="70" meta:object-count="0"/>
  </office:meta>
</office:document-meta>
</file>